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10116b" officeooo:paragraph-rsid="0010116b" style:font-size-asian="12pt" style:font-size-complex="12pt"/>
    </style:style>
    <style:style style:name="P5" style:family="paragraph" style:parent-style-name="Standard">
      <style:text-properties fo:font-size="12pt" fo:language="nl" fo:country="BE" officeooo:rsid="00104b21" officeooo:paragraph-rsid="00104b21" style:font-size-asian="12pt" style:font-size-complex="12pt"/>
    </style:style>
    <style:style style:name="P6" style:family="paragraph" style:parent-style-name="Standard">
      <style:text-properties officeooo:paragraph-rsid="000e3f81"/>
    </style:style>
    <style:style style:name="P7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8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9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officeooo:rsid="0010116b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2" draw:name="Text Box 2" draw:style-name="gr1" draw:text-style-name="P10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6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6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18</text:span></text:p>
      <text:p text:style-name="P3"/>
      <text:p text:style-name="P2">Gerealiseerd vorige week:</text:p>
      <text:p text:style-name="P3"/>
      <text:p text:style-name="P3"/>
      <text:p text:style-name="P4">– Homebridge getest in het labo → homebridge werkt zoals het moet</text:p>
      <text:p text:style-name="P4"/>
      <text:p text:style-name="P4">– Geschreven aan scriptie → hier te vinden: <text:a xlink:type="simple" xlink:href="https://github.com/4ilo/Bachelorproef_E-ICT/blob/master/Administratie/Scriptie/Scriptie.odt" text:style-name="Internet_20_link" text:visited-style-name="Visited_20_Internet_20_Link">https://github.com/4ilo/Bachelorproef_E-ICT/blob/master/Administratie/Scriptie/Scriptie.odt</text:a></text:p>
      <text:p text:style-name="P3"/>
      <text:p text:style-name="P3"/>
      <text:p text:style-name="P3"/>
      <text:p text:style-name="P3"/>
      <text:p text:style-name="P8">Doelstellingen voor de volgende week:</text:p>
      <text:p text:style-name="P3"/>
      <text:p text:style-name="P5">– Verder werken aan scriptie</text:p>
      <text:p text:style-name="P3"/>
      <text:p text:style-name="P5">– Homebridge aanpassen voor siri</text:p>
      <text:p text:style-name="P3"/>
      <text:p text:style-name="P5">– Verbeteringen aanbrengen aan Linux platform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>/</text:p>
      <text:p text:style-name="P3"/>
      <text:p text:style-name="P3"/>
      <text:p text:style-name="P3"/>
      <text:p text:style-name="P3"/>
      <text:p text:style-name="P2">Opmerkingen hogeschoolpromotor:</text:p>
      <text:p text:style-name="P7"/>
      <text:p text:style-name="Standard"/>
      <text:p text:style-name="Standard">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9</meta:editing-cycles>
    <meta:print-date>2013-04-21T17:44:00</meta:print-date>
    <meta:creation-date>2016-12-21T00:07:00</meta:creation-date>
    <dc:date>2017-05-18T11:48:30.668095479</dc:date>
    <meta:editing-duration>PT27M26S</meta:editing-duration>
    <meta:generator>LibreOffice/5.3.3.2$Linux_X86_64 LibreOffice_project/30m0$Build-2</meta:generator>
    <meta:document-statistic meta:table-count="0" meta:image-count="2" meta:object-count="0" meta:page-count="2" meta:paragraph-count="22" meta:word-count="76" meta:character-count="693" meta:non-whitespace-character-count="624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